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5296" calcext:value-type="float">
            <text:p>81.2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0512" calcext:value-type="float">
            <text:p>78.0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7328" calcext:value-type="float">
            <text:p>76.1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5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6702</text:p>
          </table:table-cell>
          <table:table-cell office:value-type="string" calcext:value-type="string">
            <text:p>194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